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Monospace1" svg:font-family="Monospace"/>
    <style:font-face style:name="Raleway" svg:font-family="Raleway, sans-serif"/>
    <style:font-face style:name="monospace" svg:font-family="monospace, serif"/>
    <style:font-face style:name="DejaVu Sans Mono1" svg:font-family="'DejaVu Sans Mono'" style:font-family-generic="modern" style:font-pitch="fixed"/>
    <style:font-face style:name="Liberation Mono1" svg:font-family="'Liberation Mono'" style:font-family-generic="modern" style:font-pitch="fixed"/>
    <style:font-face style:name="Calibri" svg:font-family="Calibri"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Mono" svg:font-family="'DejaVu Sans Mono'" style:font-family-generic="system"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宋体" svg:font-family="宋体" style:font-family-generic="system" style:font-pitch="variable"/>
  </office:font-face-decls>
  <office:automatic-styles>
    <style:style style:name="P1" style:family="paragraph" style:parent-style-name="Preformatted_20_Text">
      <style:paragraph-properties fo:orphans="2" fo:widows="2"/>
    </style:style>
    <style:style style:name="P2" style:family="paragraph" style:parent-style-name="Preformatted_20_Text">
      <style:paragraph-properties fo:margin-left="0in" fo:margin-right="0in" fo:orphans="2" fo:widows="2" fo:text-indent="0in" style:auto-text-indent="false"/>
    </style:style>
    <style:style style:name="P3" style:family="paragraph" style:parent-style-name="Preformatted_20_Text">
      <style:paragraph-properties fo:margin-top="0in" fo:margin-bottom="0.1965in" loext:contextual-spacing="false" fo:orphans="2" fo:widows="2"/>
    </style:style>
    <style:style style:name="P4" style:family="paragraph" style:parent-style-name="Text_20_body" style:list-style-name="">
      <style:paragraph-properties fo:margin-left="0in" fo:margin-right="0in" fo:text-align="start" style:justify-single-word="false" fo:orphans="0" fo:widows="0" fo:text-indent="0in" style:auto-text-indent="false"/>
      <style:text-properties fo:font-variant="normal" fo:text-transform="none" fo:color="#00000a" style:font-name="Calibri" fo:font-size="10pt" fo:letter-spacing="normal" fo:language="en" fo:country="US" fo:font-style="normal" fo:font-weight="normal" officeooo:rsid="001260f1" officeooo:paragraph-rsid="0016c83c" style:letter-kerning="true" fo:background-color="transparent" style:font-name-asian="宋体" style:font-size-asian="10pt" style:language-asian="zh" style:country-asian="CN" style:font-name-complex="F" style:font-size-complex="10pt" style:language-complex="ar" style:country-complex="SA"/>
    </style:style>
    <style:style style:name="P5" style:family="paragraph" style:parent-style-name="Text_20_body" style:list-style-name="">
      <style:paragraph-properties fo:margin-left="0in" fo:margin-right="0in" fo:text-align="start" style:justify-single-word="false" fo:orphans="0" fo:widows="0" fo:text-indent="0in" style:auto-text-indent="false"/>
      <style:text-properties fo:font-variant="normal" fo:text-transform="none" fo:color="#000000" style:font-name="Raleway" fo:font-size="12pt" fo:letter-spacing="normal" fo:font-style="normal" fo:font-weight="normal" officeooo:rsid="0029d63b" officeooo:paragraph-rsid="0029d63b"/>
    </style:style>
    <style:style style:name="P6" style:family="paragraph" style:parent-style-name="Text_20_body" style:list-style-name="L1">
      <style:paragraph-properties fo:margin-left="0in" fo:margin-right="0in" fo:margin-top="0in" fo:margin-bottom="0.2165in" loext:contextual-spacing="false" fo:line-height="0.139in" fo:text-align="start" style:justify-single-word="false" fo:orphans="2" fo:widows="2" fo:text-indent="0in" style:auto-text-indent="false" fo:padding="0in" fo:border="none"/>
      <style:text-properties officeooo:paragraph-rsid="0016c83c"/>
    </style:style>
    <style:style style:name="P7" style:family="paragraph" style:parent-style-name="Text_20_body">
      <style:paragraph-properties fo:margin-left="0in" fo:margin-right="0in" fo:margin-top="0in" fo:margin-bottom="0.2709in" loext:contextual-spacing="false" fo:text-align="start" style:justify-single-word="false" fo:orphans="2" fo:widows="2" fo:text-indent="0in" style:auto-text-indent="false" fo:padding="0in" fo:border="none"/>
      <style:text-properties fo:font-variant="normal" fo:text-transform="none" fo:color="#00000a" style:font-name="Calibri" fo:font-size="10pt" fo:letter-spacing="normal" fo:language="en" fo:country="US" fo:font-style="normal" fo:font-weight="normal" officeooo:rsid="001260f1" officeooo:paragraph-rsid="0016c83c" style:letter-kerning="true" fo:background-color="transparent" style:font-name-asian="宋体" style:font-size-asian="10pt" style:language-asian="zh" style:country-asian="CN" style:font-name-complex="F" style:font-size-complex="10pt" style:language-complex="ar" style:country-complex="SA"/>
    </style:style>
    <style:style style:name="P8" style:family="paragraph" style:parent-style-name="Text_20_body" style:list-style-name="L3">
      <style:paragraph-properties fo:margin-left="0in" fo:margin-right="0in" fo:margin-top="0in" fo:margin-bottom="0.2709in" loext:contextual-spacing="false" fo:text-align="start" style:justify-single-word="false" fo:orphans="2" fo:widows="2" fo:text-indent="0in" style:auto-text-indent="false" fo:padding="0in" fo:border="none"/>
      <style:text-properties officeooo:paragraph-rsid="0016c83c"/>
    </style:style>
    <style:style style:name="P9" style:family="paragraph" style:parent-style-name="Text_20_body" style:list-style-name="L1">
      <style:paragraph-properties fo:margin-top="0in" fo:margin-bottom="0.2165in" loext:contextual-spacing="false" fo:line-height="0.139in" fo:text-align="start" style:justify-single-word="false" fo:orphans="2" fo:widows="2" fo:padding="0in" fo:border="none"/>
      <style:text-properties officeooo:paragraph-rsid="0016c83c"/>
    </style:style>
    <style:style style:name="P10" style:family="paragraph" style:parent-style-name="Text_20_body" style:list-style-name="L1">
      <style:paragraph-properties fo:margin-top="0in" fo:margin-bottom="0.2165in" loext:contextual-spacing="false" fo:line-height="0.139in" fo:text-align="start" style:justify-single-word="false" fo:orphans="2" fo:widows="2" fo:padding="0in" fo:border="none"/>
      <style:text-properties fo:font-variant="normal" fo:text-transform="none" fo:color="#00000a" style:font-name="Calibri" fo:font-size="10pt" fo:letter-spacing="normal" fo:language="en" fo:country="US" fo:font-style="normal" fo:font-weight="normal" officeooo:rsid="001260f1" officeooo:paragraph-rsid="0016c83c" style:letter-kerning="true" fo:background-color="transparent" style:font-name-asian="宋体" style:font-size-asian="10pt" style:language-asian="zh" style:country-asian="CN" style:font-name-complex="F" style:font-size-complex="10pt" style:language-complex="ar" style:country-complex="SA"/>
    </style:style>
    <style:style style:name="P11" style:family="paragraph" style:parent-style-name="Text_20_body" style:list-style-name="L3">
      <style:paragraph-properties fo:margin-top="0in" fo:margin-bottom="0.2709in" loext:contextual-spacing="false" fo:text-align="start" style:justify-single-word="false" fo:orphans="2" fo:widows="2" fo:padding="0in" fo:border="none"/>
      <style:text-properties officeooo:paragraph-rsid="0016c83c"/>
    </style:style>
    <style:style style:name="P12" style:family="paragraph" style:parent-style-name="Standard" style:list-style-name="">
      <style:paragraph-properties fo:margin-left="0in" fo:margin-right="0in" fo:text-align="start" style:justify-single-word="false" fo:orphans="0" fo:widows="0" fo:text-indent="0in" style:auto-text-indent="false"/>
      <style:text-properties officeooo:paragraph-rsid="0016c83c"/>
    </style:style>
    <style:style style:name="P13" style:family="paragraph" style:parent-style-name="Standard" style:list-style-name="">
      <style:paragraph-properties fo:margin-left="0in" fo:margin-right="0in" fo:text-align="start" style:justify-single-word="false" fo:orphans="0" fo:widows="0" fo:text-indent="0in" style:auto-text-indent="false"/>
      <style:text-properties officeooo:paragraph-rsid="002672c5"/>
    </style:style>
    <style:style style:name="P14" style:family="paragraph" style:parent-style-name="Standard" style:list-style-name="">
      <style:paragraph-properties fo:margin-left="0in" fo:margin-right="0in" fo:text-align="start" style:justify-single-word="false" fo:orphans="0" fo:widows="0" fo:text-indent="0in" style:auto-text-indent="false"/>
      <style:text-properties officeooo:rsid="001260f1" officeooo:paragraph-rsid="0016c83c"/>
    </style:style>
    <style:style style:name="P15" style:family="paragraph" style:parent-style-name="Standard" style:list-style-name="">
      <style:paragraph-properties fo:margin-left="0in" fo:margin-right="0in" fo:text-align="start" style:justify-single-word="false" fo:orphans="0" fo:widows="0" fo:text-indent="0in" style:auto-text-indent="false"/>
      <style:text-properties fo:font-variant="normal" fo:text-transform="none" fo:color="#00000a" style:font-name="Calibri" fo:font-size="10pt" fo:letter-spacing="normal" fo:language="en" fo:country="US" fo:font-style="normal" fo:font-weight="normal" officeooo:rsid="001260f1" officeooo:paragraph-rsid="0016c83c" style:letter-kerning="true" style:font-name-asian="宋体" style:font-size-asian="10pt" style:language-asian="zh" style:country-asian="CN" style:font-name-complex="F" style:font-size-complex="10pt" style:language-complex="ar" style:country-complex="SA"/>
    </style:style>
    <style:style style:name="P16" style:family="paragraph" style:parent-style-name="Standard">
      <style:paragraph-properties fo:margin-left="0in" fo:margin-right="0in" fo:text-align="start" style:justify-single-word="false" fo:text-indent="0in" style:auto-text-indent="false"/>
      <style:text-properties fo:font-variant="normal" fo:text-transform="none" fo:color="#00000a" style:font-name="Calibri" fo:font-size="10pt" fo:letter-spacing="normal" fo:language="en" fo:country="US" fo:font-style="normal" fo:font-weight="normal" officeooo:rsid="001260f1" officeooo:paragraph-rsid="0016c83c" style:letter-kerning="true" style:font-name-asian="宋体" style:font-size-asian="10pt" style:language-asian="zh" style:country-asian="CN" style:font-name-complex="F" style:font-size-complex="10pt" style:language-complex="ar" style:country-complex="SA"/>
    </style:style>
    <style:style style:name="P17" style:family="paragraph" style:parent-style-name="Standard" style:list-style-name="">
      <style:paragraph-properties fo:margin-left="0in" fo:margin-right="0in" fo:text-align="start" style:justify-single-word="false" fo:orphans="0" fo:widows="0" fo:text-indent="0in" style:auto-text-indent="false"/>
      <style:text-properties fo:font-variant="normal" fo:text-transform="none" fo:color="#00000a" style:font-name="Calibri" fo:font-size="10pt" fo:letter-spacing="normal" fo:language="en" fo:country="US" fo:font-style="normal" fo:font-weight="normal" officeooo:rsid="001260f1" officeooo:paragraph-rsid="0016c83c" style:letter-kerning="true" fo:background-color="transparent" style:font-name-asian="宋体" style:font-size-asian="10pt" style:language-asian="zh" style:country-asian="CN" style:font-name-complex="F" style:font-size-complex="10pt" style:language-complex="ar" style:country-complex="SA"/>
    </style:style>
    <style:style style:name="P18" style:family="paragraph" style:parent-style-name="Standard" style:list-style-name="">
      <style:paragraph-properties fo:margin-left="0in" fo:margin-right="0in" fo:text-align="start" style:justify-single-word="false" fo:orphans="0" fo:widows="0" fo:text-indent="0in" style:auto-text-indent="false"/>
      <style:text-properties fo:color="#00000a" style:font-name="Calibri" fo:font-size="10pt" fo:language="en" fo:country="US" officeooo:rsid="001260f1" officeooo:paragraph-rsid="0016c83c" style:letter-kerning="true" style:font-name-asian="宋体" style:font-size-asian="10pt" style:language-asian="zh" style:country-asian="CN" style:font-name-complex="F" style:font-size-complex="10pt" style:language-complex="ar" style:country-complex="SA"/>
    </style:style>
    <style:style style:name="P19" style:family="paragraph" style:parent-style-name="Standard" style:list-style-name="">
      <style:paragraph-properties fo:margin-left="0in" fo:margin-right="0in" fo:text-align="start" style:justify-single-word="false" fo:orphans="0" fo:widows="0" fo:text-indent="0in" style:auto-text-indent="false"/>
      <style:text-properties officeooo:rsid="0025cbaf" officeooo:paragraph-rsid="0025cbaf"/>
    </style:style>
    <style:style style:name="P20" style:family="paragraph" style:parent-style-name="Standard" style:list-style-name="">
      <style:paragraph-properties fo:margin-left="0in" fo:margin-right="0in" fo:text-align="start" style:justify-single-word="false" fo:orphans="0" fo:widows="0" fo:text-indent="0in" style:auto-text-indent="false"/>
      <style:text-properties officeooo:rsid="00260a16" officeooo:paragraph-rsid="00260a16"/>
    </style:style>
    <style:style style:name="P21" style:family="paragraph" style:parent-style-name="Standard" style:list-style-name="">
      <style:paragraph-properties fo:margin-left="0in" fo:margin-right="0in" fo:text-align="start" style:justify-single-word="false" fo:orphans="0" fo:widows="0" fo:text-indent="0in" style:auto-text-indent="false"/>
      <style:text-properties officeooo:rsid="00260a16" officeooo:paragraph-rsid="002672c5"/>
    </style:style>
    <style:style style:name="P22" style:family="paragraph" style:parent-style-name="Standard" style:list-style-name="">
      <style:paragraph-properties fo:margin-left="0in" fo:margin-right="0in" fo:text-align="start" style:justify-single-word="false" fo:orphans="0" fo:widows="0" fo:text-indent="0in" style:auto-text-indent="false"/>
      <style:text-properties officeooo:rsid="002672c5" officeooo:paragraph-rsid="002672c5"/>
    </style:style>
    <style:style style:name="P23" style:family="paragraph" style:parent-style-name="Standard" style:list-style-name="">
      <style:paragraph-properties fo:margin-left="0in" fo:margin-right="0in" fo:text-align="start" style:justify-single-word="false" fo:orphans="0" fo:widows="0" fo:text-indent="0in" style:auto-text-indent="false"/>
      <style:text-properties officeooo:rsid="0026e058" officeooo:paragraph-rsid="0026e058"/>
    </style:style>
    <style:style style:name="P24" style:family="paragraph" style:parent-style-name="Standard" style:list-style-name="">
      <style:paragraph-properties fo:margin-left="0in" fo:margin-right="0in" fo:text-align="start" style:justify-single-word="false" fo:orphans="0" fo:widows="0" fo:text-indent="0in" style:auto-text-indent="false"/>
      <style:text-properties officeooo:rsid="0029d63b" officeooo:paragraph-rsid="0029d63b"/>
    </style:style>
    <style:style style:name="P25" style:family="paragraph" style:parent-style-name="Standard" style:list-style-name="">
      <style:paragraph-properties fo:margin-left="0in" fo:margin-right="0in" fo:text-align="start" style:justify-single-word="false" fo:orphans="0" fo:widows="0" fo:text-indent="0in" style:auto-text-indent="false"/>
      <style:text-properties officeooo:rsid="0029d63b" officeooo:paragraph-rsid="0029d63b" fo:background-color="transparent"/>
    </style:style>
    <style:style style:name="P26" style:family="paragraph" style:parent-style-name="Standard" style:list-style-name="">
      <style:paragraph-properties fo:margin-left="0in" fo:margin-right="0in" fo:text-align="center" style:justify-single-word="false" fo:orphans="0" fo:widows="0" fo:text-indent="0in" style:auto-text-indent="false" fo:break-before="page"/>
      <style:text-properties fo:font-size="24pt" officeooo:rsid="001260f1" officeooo:paragraph-rsid="0016c83c" style:font-size-asian="24pt" style:font-size-complex="24pt"/>
    </style:style>
    <style:style style:name="T1" style:family="text">
      <style:text-properties fo:font-variant="normal" fo:text-transform="none" fo:color="#000000" style:font-name="Raleway" fo:font-size="12pt" fo:letter-spacing="normal" fo:font-style="normal" fo:font-weight="normal"/>
    </style:style>
    <style:style style:name="T2" style:family="text">
      <style:text-properties fo:font-variant="normal" fo:text-transform="none" fo:color="#000000" style:font-name="Raleway" fo:font-size="12pt" fo:letter-spacing="normal" fo:font-style="normal" fo:font-weight="normal" fo:background-color="transparent" loext:char-shading-value="0"/>
    </style:style>
    <style:style style:name="T3" style:family="text">
      <style:text-properties fo:font-variant="normal" fo:text-transform="none" fo:color="#000000" style:font-name="Raleway" fo:font-size="12pt" fo:letter-spacing="normal" fo:font-style="normal" fo:font-weight="normal" fo:background-color="#ffffff"/>
    </style:style>
    <style:style style:name="T4" style:family="text">
      <style:text-properties fo:font-variant="normal" fo:text-transform="none" fo:color="#000000" style:font-name="Raleway" fo:font-size="12pt" fo:letter-spacing="normal" fo:font-style="normal" fo:font-weight="normal"/>
    </style:style>
    <style:style style:name="T5" style:family="text">
      <style:text-properties fo:font-variant="normal" fo:text-transform="none" fo:color="#000000" style:font-name="Raleway" fo:font-size="10pt" fo:letter-spacing="normal" fo:language="en" fo:country="US" fo:font-style="normal" fo:font-weight="normal" style:font-size-asian="10pt" style:font-size-complex="10pt"/>
    </style:style>
    <style:style style:name="T6" style:family="text">
      <style:text-properties fo:font-variant="normal" fo:text-transform="none" fo:color="#000000" style:font-name="monospace" fo:font-size="12pt" fo:letter-spacing="normal" fo:language="en" fo:country="US" fo:font-style="normal" fo:font-weight="normal" style:font-size-asian="10pt" style:font-size-complex="10pt"/>
    </style:style>
    <style:style style:name="T7" style:family="text">
      <style:text-properties fo:font-variant="normal" fo:text-transform="none" fo:color="#000000" style:font-name="monospace" fo:font-size="12pt" fo:letter-spacing="normal" fo:font-style="normal" fo:font-weight="normal"/>
    </style:style>
    <style:style style:name="T8" style:family="text">
      <style:text-properties fo:font-variant="normal" fo:text-transform="none" fo:color="#000000" style:font-name="monospace" fo:font-size="12pt" fo:letter-spacing="normal" fo:font-style="normal" fo:font-weight="normal" fo:background-color="#2b2b2b" loext:char-shading-value="0" loext:padding="0in" loext:border="none"/>
    </style:style>
    <style:style style:name="T9" style:family="text">
      <style:text-properties fo:font-variant="normal" fo:text-transform="none" fo:color="#000000" style:font-name="monospace" fo:font-size="12pt" fo:letter-spacing="normal" fo:font-style="normal" fo:font-weight="normal" loext:padding="0in" loext:border="none"/>
    </style:style>
    <style:style style:name="T10" style:family="text">
      <style:text-properties fo:font-variant="normal" fo:text-transform="none" fo:color="#000000" style:font-name="monospace" fo:font-size="12pt" fo:letter-spacing="normal" fo:font-style="normal" fo:font-weight="normal" fo:background-color="transparent" loext:char-shading-value="0" loext:padding="0in" loext:border="none"/>
    </style:style>
    <style:style style:name="T11" style:family="text">
      <style:text-properties fo:font-variant="normal" fo:text-transform="none" fo:color="#000000" style:font-name="monospace" fo:font-size="12pt" fo:letter-spacing="normal" fo:font-style="normal" fo:font-weight="normal" fo:background-color="transparent" loext:char-shading-value="0" loext:padding="0in" loext:border="none"/>
    </style:style>
    <style:style style:name="T12" style:family="text">
      <style:text-properties fo:font-variant="normal" fo:text-transform="none" fo:color="#000000" fo:letter-spacing="normal" fo:background-color="transparent" loext:char-shading-value="0"/>
    </style:style>
    <style:style style:name="T13" style:family="text">
      <style:text-properties fo:font-variant="normal" fo:text-transform="none" fo:color="#00000a" style:font-name="Calibri" fo:font-size="10pt" fo:letter-spacing="normal" fo:language="en" fo:country="US" fo:font-style="normal" fo:font-weight="normal" style:letter-kerning="true" style:font-name-asian="宋体" style:font-size-asian="10pt" style:language-asian="zh" style:country-asian="CN" style:font-name-complex="F" style:font-size-complex="10pt" style:language-complex="ar" style:country-complex="SA"/>
    </style:style>
    <style:style style:name="T14" style:family="text">
      <style:text-properties fo:font-variant="normal" fo:text-transform="none" fo:color="#00000a" style:font-name="Calibri" fo:font-size="10pt" fo:letter-spacing="normal" fo:language="en" fo:country="US" fo:font-style="normal" fo:font-weight="normal" style:letter-kerning="true" fo:background-color="transparent" loext:char-shading-value="0" style:font-name-asian="宋体" style:font-size-asian="10pt" style:language-asian="zh" style:country-asian="CN" style:font-name-complex="F" style:font-size-complex="10pt" style:language-complex="ar" style:country-complex="SA"/>
    </style:style>
    <style:style style:name="T15" style:family="text">
      <style:text-properties fo:font-variant="normal" fo:text-transform="none" fo:color="#00000a" style:font-name="Calibri" fo:font-size="10pt" fo:letter-spacing="normal" fo:language="en" fo:country="US" fo:font-style="normal" fo:font-weight="normal" officeooo:rsid="001260f1" style:letter-kerning="true" fo:background-color="transparent" loext:char-shading-value="0" style:font-name-asian="宋体" style:font-size-asian="10pt" style:language-asian="zh" style:country-asian="CN" style:font-name-complex="F" style:font-size-complex="10pt" style:language-complex="ar" style:country-complex="SA"/>
    </style:style>
    <style:style style:name="T16" style:family="text">
      <style:text-properties fo:font-variant="normal" fo:text-transform="none" fo:color="#00000a" style:font-name="Calibri" fo:font-size="10pt" fo:letter-spacing="normal" fo:language="en" fo:country="US" style:letter-kerning="true" fo:background-color="transparent" loext:char-shading-value="0" style:font-name-asian="宋体" style:font-size-asian="10pt" style:language-asian="zh" style:country-asian="CN" style:font-name-complex="F" style:font-size-complex="10pt" style:language-complex="ar" style:country-complex="SA"/>
    </style:style>
    <style:style style:name="T17" style:family="text">
      <style:text-properties fo:font-variant="normal" fo:text-transform="none" fo:color="#00000a" style:text-line-through-style="none" style:text-line-through-type="none" style:font-name="Calibri" fo:font-size="10pt" fo:letter-spacing="normal" fo:language="en" fo:country="US" fo:font-style="normal" style:text-underline-style="none" fo:font-weight="normal" style:letter-kerning="true" style:text-blinking="false" fo:background-color="transparent" loext:char-shading-value="0" style:font-name-asian="宋体" style:font-size-asian="10pt" style:language-asian="zh" style:country-asian="CN" style:font-name-complex="F" style:font-size-complex="10pt" style:language-complex="ar" style:country-complex="SA"/>
    </style:style>
    <style:style style:name="T18" style:family="text">
      <style:text-properties fo:font-variant="normal" fo:text-transform="none" fo:color="#cb7832" style:font-name="monospace" fo:font-size="12pt" fo:letter-spacing="normal" fo:language="en" fo:country="US" fo:font-style="normal" fo:font-weight="normal" style:font-size-asian="10pt" style:font-size-complex="10pt"/>
    </style:style>
    <style:style style:name="T19" style:family="text">
      <style:text-properties fo:font-variant="normal" fo:text-transform="none" fo:color="#cb7832" style:font-name="monospace" fo:font-size="12pt" fo:letter-spacing="normal" fo:font-style="normal" fo:font-weight="normal" fo:background-color="#2b2b2b" loext:char-shading-value="0" loext:padding="0in" loext:border="none"/>
    </style:style>
    <style:style style:name="T20" style:family="text">
      <style:text-properties fo:font-variant="normal" fo:text-transform="none" fo:color="#cb7832" style:font-name="monospace" fo:font-size="12pt" fo:letter-spacing="normal" fo:font-style="normal" fo:font-weight="normal" loext:padding="0in" loext:border="none"/>
    </style:style>
    <style:style style:name="T21" style:family="text">
      <style:text-properties fo:font-variant="normal" fo:text-transform="none" fo:color="#cb7832" style:font-name="monospace" fo:font-size="12pt" fo:letter-spacing="normal" fo:font-style="normal" fo:font-weight="normal" fo:background-color="transparent" loext:char-shading-value="0" loext:padding="0in" loext:border="none"/>
    </style:style>
    <style:style style:name="T22" style:family="text">
      <style:text-properties fo:font-variant="normal" fo:text-transform="none" fo:color="#cb7832" style:font-name="monospace" fo:font-size="12pt" fo:letter-spacing="normal" fo:font-style="normal" fo:font-weight="normal" fo:background-color="transparent" loext:char-shading-value="0" loext:padding="0in" loext:border="none"/>
    </style:style>
    <style:style style:name="T23" style:family="text">
      <style:text-properties fo:font-variant="normal" fo:text-transform="none" fo:color="#b9b9b9" style:font-name="monospace" fo:font-size="12pt" fo:letter-spacing="normal" fo:language="en" fo:country="US" fo:font-style="normal" fo:font-weight="normal" style:font-size-asian="10pt" style:font-size-complex="10pt"/>
    </style:style>
    <style:style style:name="T24" style:family="text">
      <style:text-properties fo:font-variant="normal" fo:text-transform="none" fo:color="#6a8759" style:font-name="monospace" fo:font-size="12pt" fo:letter-spacing="normal" fo:language="en" fo:country="US" fo:font-style="normal" fo:font-weight="normal" style:font-size-asian="10pt" style:font-size-complex="10pt"/>
    </style:style>
    <style:style style:name="T25" style:family="text">
      <style:text-properties fo:font-variant="normal" fo:text-transform="none" fo:color="#6a8759" style:font-name="monospace" fo:font-size="12pt" fo:letter-spacing="normal" fo:font-style="normal" fo:font-weight="normal" fo:background-color="#2b2b2b" loext:char-shading-value="0" loext:padding="0in" loext:border="none"/>
    </style:style>
    <style:style style:name="T26" style:family="text">
      <style:text-properties fo:font-variant="normal" fo:text-transform="none" fo:color="#6a8759" style:font-name="monospace" fo:font-size="12pt" fo:letter-spacing="normal" fo:font-style="normal" fo:font-weight="normal" loext:padding="0in" loext:border="none"/>
    </style:style>
    <style:style style:name="T27" style:family="text">
      <style:text-properties fo:font-variant="normal" fo:text-transform="none" fo:color="#6a8759" style:font-name="monospace" fo:font-size="12pt" fo:letter-spacing="normal" fo:font-style="normal" fo:font-weight="normal" fo:background-color="transparent" loext:char-shading-value="0" loext:padding="0in" loext:border="none"/>
    </style:style>
    <style:style style:name="T28" style:family="text">
      <style:text-properties fo:font-variant="normal" fo:text-transform="none" fo:color="#6a8759" style:font-name="monospace" fo:font-size="12pt" fo:letter-spacing="normal" fo:font-style="normal" fo:font-weight="normal" fo:background-color="transparent" loext:char-shading-value="0" loext:padding="0in" loext:border="none"/>
    </style:style>
    <style:style style:name="T29" style:family="text">
      <style:text-properties fo:font-variant="normal" fo:text-transform="none" fo:color="#7f7f7f" style:font-name="monospace" fo:font-size="12pt" fo:letter-spacing="normal" fo:language="en" fo:country="US" fo:font-style="normal" fo:font-weight="normal" style:font-size-asian="10pt" style:font-size-complex="10pt"/>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fo:letter-spacing="normal" fo:font-style="normal" fo:font-weight="normal" fo:background-color="transparent" loext:char-shading-value="0"/>
    </style:style>
    <style:style style:name="T32" style:family="text">
      <style:text-properties fo:font-variant="normal" fo:text-transform="none" style:text-line-through-style="none" style:text-line-through-type="none" fo:letter-spacing="normal" fo:font-style="normal" style:text-underline-style="none" fo:font-weight="normal" style:text-blinking="false"/>
    </style:style>
    <style:style style:name="T33" style:family="text">
      <style:text-properties fo:font-variant="normal" fo:text-transform="none" style:font-name="Calibri" fo:letter-spacing="normal" fo:font-style="normal" fo:font-weight="normal" fo:background-color="transparent" loext:char-shading-value="0" style:font-name-asian="宋体" style:font-name-complex="F"/>
    </style:style>
    <style:style style:name="T34" style:family="text">
      <style:text-properties fo:font-variant="normal" fo:text-transform="none" style:font-name="monospace" fo:font-size="12pt" fo:letter-spacing="normal" fo:font-style="normal" fo:font-weight="normal"/>
    </style:style>
    <style:style style:name="T35" style:family="text">
      <style:text-properties fo:font-variant="normal" fo:text-transform="none" style:font-name="monospace" fo:font-size="12pt" fo:letter-spacing="normal" fo:font-style="normal" fo:font-weight="normal" fo:background-color="transparent" loext:char-shading-value="0"/>
    </style:style>
    <style:style style:name="T36" style:family="text">
      <style:text-properties fo:font-variant="normal" fo:text-transform="none" fo:color="#6a3e3e" style:font-name="Monospace1" fo:letter-spacing="normal" fo:font-style="normal" fo:font-weight="normal" fo:background-color="#e8f2fe" loext:char-shading-value="0"/>
    </style:style>
    <style:style style:name="T37" style:family="text">
      <style:text-properties fo:font-size="10pt" fo:language="en" fo:country="US" style:font-size-asian="10pt" style:font-size-complex="10pt"/>
    </style:style>
    <style:style style:name="T38" style:family="text">
      <style:text-properties fo:color="#000000" style:font-name="Monospace" fo:font-size="10pt" fo:language="en" fo:country="US" style:font-size-asian="10pt" style:font-size-complex="10pt"/>
    </style:style>
    <style:style style:name="T39" style:family="text">
      <style:text-properties fo:color="#000000" style:font-name="Monospace" fo:font-size="10pt" style:font-size-asian="10pt"/>
    </style:style>
    <style:style style:name="T40" style:family="text">
      <style:text-properties fo:color="#000000" style:font-name="Monospace" fo:font-size="10pt" fo:background-color="#e8f2fe" loext:char-shading-value="0" style:font-size-asian="10pt"/>
    </style:style>
    <style:style style:name="T41" style:family="text">
      <style:text-properties fo:color="#000000" style:font-name="Monospace" fo:background-color="#e8f2fe" loext:char-shading-value="0"/>
    </style:style>
    <style:style style:name="T42" style:family="text">
      <style:text-properties style:text-underline-style="solid" style:text-underline-width="auto" style:text-underline-color="font-color"/>
    </style:style>
    <style:style style:name="T43" style:family="text">
      <style:text-properties style:font-weight-asian="bold"/>
    </style:style>
    <style:style style:name="T44" style:family="text">
      <style:text-properties style:font-style-asian="italic" style:font-weight-asian="bold"/>
    </style:style>
    <style:style style:name="T45" style:family="text">
      <style:text-properties fo:color="#6a3e3e" style:font-name="Monospace" fo:font-size="10pt" fo:background-color="#e8f2fe" loext:char-shading-value="0" style:font-size-asian="10pt"/>
    </style:style>
    <style:style style:name="T46" style:family="text">
      <style:text-properties fo:color="#0000c0" style:font-name="Monospace" fo:font-size="10pt" fo:font-style="italic" fo:font-weight="bold" fo:background-color="#e8f2fe" loext:char-shading-value="0" style:font-size-asian="10pt" style:font-style-asian="italic" style:font-weight-asian="bold"/>
    </style:style>
    <style:style style:name="T47" style:family="text">
      <style:text-properties fo:color="#2a00ff" style:font-name="Monospace" fo:font-size="10pt" fo:background-color="#e8f2fe" loext:char-shading-value="0" style:font-size-asian="10pt"/>
    </style:style>
    <style:style style:name="T48" style:family="text">
      <style:text-properties fo:background-color="#e8f2fe" loext:char-shading-value="0"/>
    </style:style>
    <style:style style:name="T49" style:family="text">
      <style:text-properties fo:language="en" fo:country="US"/>
    </style:style>
    <style:style style:name="T50" style:family="text">
      <style:text-properties fo:background-color="transparent" loext:char-shading-value="0"/>
    </style:style>
    <text:list-style style:name="L1">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49">Java 8 </text:span></text:p>
      <text:p text:style-name="P14"><text:span text:style-name="T37"/></text:p>
      <text:p text:style-name="P19"><text:span text:style-name="T37">1. Features of Java 8 </text:span></text:p>
      <text:p text:style-name="P14"><text:span text:style-name="T37"/></text:p>
      <text:p text:style-name="P14"><text:span text:style-name="T37">1 <text:s/>ForEach</text:span></text:p>
      <text:p text:style-name="P14"><text:span text:style-name="T38"/></text:p>
      <text:p text:style-name="P15">// traversing through forEach method of <text:span text:style-name="T42">Iterable</text:span> with anonymous class</text:p>
      <text:p text:style-name="P16">myList.forEach(<text:span text:style-name="T43">new</text:span> Consumer&lt;Integer&gt;() {</text:p>
      <text:p text:style-name="P16"><text:tab/><text:tab/><text:tab/><text:span text:style-name="T43">public</text:span> <text:span text:style-name="T43">void</text:span> accept(Integer t) {</text:p>
      <text:p text:style-name="P16"><text:tab/><text:tab/><text:tab/><text:tab/>System.<text:span text:style-name="T44">out</text:span>.println("forEach anonymous class Value::" + t);</text:p>
      <text:p text:style-name="P16"><text:tab/><text:tab/><text:tab/>}</text:p>
      <text:p text:style-name="P15">});</text:p>
      <text:p text:style-name="P15"/>
      <text:p text:style-name="P14"><text:span text:style-name="T39">or you can use lamda</text:span></text:p>
      <text:p text:style-name="P14"><text:span text:style-name="T39"/></text:p>
      <text:p text:style-name="P14"><text:span text:style-name="T45">myList</text:span><text:span text:style-name="T40">.forEach(</text:span><text:span text:style-name="T45">i</text:span><text:span text:style-name="T40">-&gt;System.</text:span><text:span text:style-name="T46">out</text:span><text:span text:style-name="T40">.print(</text:span><text:span text:style-name="T45">i</text:span><text:span text:style-name="T40"> + </text:span><text:span text:style-name="T47">" "</text:span><text:span text:style-name="T40">));</text:span></text:p>
      <text:p text:style-name="P14"><text:span text:style-name="T39"/></text:p>
      <text:p text:style-name="P14"><text:span text:style-name="T37"/></text:p>
      <text:p text:style-name="P14"><text:span text:style-name="T37">2 default and static method in interfaces</text:span></text:p>
      <text:p text:style-name="P14"><text:span text:style-name="T37"/></text:p>
      <text:p text:style-name="P14"><text:span text:style-name="T13">From Java 8, interfaces are enhanced to have method with implementation. We can </text:span><text:span text:style-name="T14">use </text:span><text:span text:style-name="Source_20_Text"><text:span text:style-name="T14">default</text:span></text:span><text:span text:style-name="T16"> </text:span><text:span text:style-name="T14">and </text:span><text:span text:style-name="Source_20_Text"><text:span text:style-name="T14">static</text:span></text:span><text:span text:style-name="T16"> </text:span><text:span text:style-name="T14">k</text:span><text:span text:style-name="T13">eyword to create interfaces with method implementation. forEach method implementation in Iterable interface is:</text:span></text:p>
      <text:p text:style-name="P14"><text:span text:style-name="T5"/></text:p>
      <text:p text:style-name="P14"><text:span text:style-name="T5">default void forEach(Consumer&lt;? super T&gt; action) {</text:span></text:p>
      <text:p text:style-name="P14"><text:span text:style-name="T5"><text:s text:c="8"/>Objects.requireNonNull(action);</text:span></text:p>
      <text:p text:style-name="P14"><text:span text:style-name="T5"><text:s text:c="8"/>for (T t : this) {</text:span></text:p>
      <text:p text:style-name="P14"><text:span text:style-name="T5"><text:s text:c="12"/>action.accept(t);</text:span></text:p>
      <text:p text:style-name="P14"><text:span text:style-name="T5"><text:s text:c="8"/>}</text:span></text:p>
      <text:p text:style-name="P14"><text:span text:style-name="T5">}</text:span></text:p>
      <text:p text:style-name="P14"><text:span text:style-name="T5"/></text:p>
      <text:p text:style-name="P14"><text:span text:style-name="Source_20_Text"><text:span text:style-name="T14">We know that Java doesn’t provide </text:span></text:span><text:a xlink:type="simple" xlink:href="https://www.journaldev.com/1775/multiple-inheritance-in-java" text:style-name="Internet_20_link" text:visited-style-name="Visited_20_Internet_20_Link"><text:span text:style-name="Source_20_Text">multiple inheritance in Classes</text:span></text:a><text:span text:style-name="Source_20_Text"><text:span text:style-name="T17">　</text:span></text:span><text:span text:style-name="Source_20_Text"><text:span text:style-name="T14">because it leads to Diamond Problem. So how it will be handled with interfaces now, since interfaces are now similar to abstract classes. The solution is that compiler will throw exception in this scenario and we will have to provide implementation logic in the class implementing the interfaces.</text:span></text:span></text:p>
      <text:p text:style-name="P14"><text:span text:style-name="T5"/></text:p>
      <text:p text:style-name="P14"><text:span text:style-name="T18">public</text:span><text:span text:style-name="T5"> </text:span><text:span text:style-name="T18">interface</text:span><text:span text:style-name="T5"> </text:span><text:span text:style-name="T6">Interface1</text:span><text:span text:style-name="T5"> </text:span><text:span text:style-name="T6">{ </text:span></text:p>
      <text:p text:style-name="P14"><text:span text:style-name="T6"><text:tab/></text:span><text:span text:style-name="T18">void</text:span><text:span text:style-name="T6"> method1(</text:span><text:span text:style-name="T23">String str</text:span><text:span text:style-name="T6">); </text:span></text:p>
      <text:p text:style-name="P14"><text:span text:style-name="T6"><text:tab/></text:span><text:span text:style-name="T18">default</text:span><text:span text:style-name="T6"> </text:span><text:span text:style-name="T18">void</text:span><text:span text:style-name="T6"> log(</text:span><text:span text:style-name="T23">String str</text:span><text:span text:style-name="T6">){ </text:span></text:p>
      <text:p text:style-name="P14"><text:span text:style-name="T6"><text:tab/><text:tab/>System.</text:span><text:span text:style-name="T18">out</text:span><text:span text:style-name="T6">.println(</text:span><text:span text:style-name="T24">"I1 logging::"</text:span><text:span text:style-name="T6">+str); <text:tab/></text:span></text:p>
      <text:p text:style-name="P14"><text:span text:style-name="T6"><text:tab/>} </text:span></text:p>
      <text:p text:style-name="P14"><text:span text:style-name="T18"><text:tab/>static</text:span><text:span text:style-name="T6"> </text:span><text:span text:style-name="T18">void</text:span><text:span text:style-name="T6"> print(</text:span><text:span text:style-name="T23">String str　</text:span><text:span text:style-name="T6">{ </text:span></text:p>
      <text:p text:style-name="P14"><text:span text:style-name="T6"><text:tab/>System.</text:span><text:span text:style-name="T18">out</text:span><text:span text:style-name="T6">.println(</text:span><text:span text:style-name="T24">"Printing "</text:span><text:span text:style-name="T6">+str); </text:span></text:p>
      <text:p text:style-name="P14"><text:span text:style-name="T6">} </text:span></text:p>
      <text:p text:style-name="P14"><text:span text:style-name="T29">//trying to override Object method gives compile time error as</text:span><text:span text:style-name="T5"> </text:span></text:p>
      <text:p text:style-name="P14"><text:span text:style-name="T29">//"A default method cannot override a method from java.lang.Object"</text:span><text:span text:style-name="T5"> </text:span></text:p>
      <text:p text:style-name="P14"><text:span text:style-name="T29">// default String toString(){</text:span><text:span text:style-name="T5"> </text:span><text:span text:style-name="T29">// return "i1";</text:span><text:span text:style-name="T5"> </text:span><text:span text:style-name="T29">// }</text:span><text:span text:style-name="T5"> </text:span></text:p>
      <text:p text:style-name="P14"><text:span text:style-name="T6">}</text:span></text:p>
      <text:p text:style-name="P14"><text:span text:style-name="T5"/></text:p>
      <text:p text:style-name="P14"><text:span text:style-name="T5"/></text:p>
      <text:p text:style-name="P14"><text:span text:style-name="T18">public</text:span><text:span text:style-name="T5"> </text:span><text:span text:style-name="T18">interface</text:span><text:span text:style-name="T6"> Interface2 { </text:span></text:p>
      <text:p text:style-name="P14"><text:span text:style-name="T6"><text:tab/></text:span><text:span text:style-name="T18">void</text:span><text:span text:style-name="T6"> method2</text:span><text:span text:style-name="T23">()</text:span><text:span text:style-name="T6">; </text:span></text:p>
      <text:p text:style-name="P14"><text:span text:style-name="T6"><text:tab/></text:span><text:span text:style-name="T18">default</text:span><text:span text:style-name="T6"> </text:span><text:span text:style-name="T18">void</text:span><text:span text:style-name="T6"> log</text:span><text:span text:style-name="T23">(String str)</text:span><text:span text:style-name="T6">{ </text:span></text:p>
      <text:p text:style-name="P14"><text:soft-page-break/><text:span text:style-name="T6"><text:tab/><text:tab/>System.out.println(</text:span><text:span text:style-name="T24">"I2 logging::"</text:span><text:span text:style-name="T6">+str); </text:span></text:p>
      <text:p text:style-name="P14"><text:span text:style-name="T6"><text:tab/>} </text:span></text:p>
      <text:p text:style-name="P14"><text:span text:style-name="T6">}</text:span></text:p>
      <text:p text:style-name="P14"><text:span text:style-name="T5"/></text:p>
      <text:p text:style-name="P18"><text:span text:style-name="T30">3 function interfaces and lamda</text:span></text:p>
      <text:p text:style-name="P18"><text:span text:style-name="T30"/></text:p>
      <text:p text:style-name="P18"><text:span text:style-name="T30">@FunctionalInterface</text:span></text:p>
      <text:p text:style-name="P18"><text:span text:style-name="T30">If you notice above interfaces code, you will notice @FunctionalInterface </text:span><text:a xlink:type="simple" xlink:href="https://www.journaldev.com/721/java-annotations" text:style-name="Internet_20_link" text:visited-style-name="Visited_20_Internet_20_Link"><text:span text:style-name="T32">annotation</text:span></text:a><text:span text:style-name="T30">. Functional interfaces are new concept introduced in Java 8. An interface with exactly one abstract method becomes Functional Interface. We don’t need to use @FunctionalInterface annotation to mark an interface as Functional Interface. @FunctionalInterface annotation is a facility to avoid accidental addition of abstract methods in the functional interfaces. You can think of it like </text:span><text:a xlink:type="simple" xlink:href="https://www.journaldev.com/817/java-override-annotation" text:style-name="Internet_20_link" text:visited-style-name="Visited_20_Internet_20_Link"><text:span text:style-name="T32">@Override annotation</text:span></text:a><text:span text:style-name="T30"> and it’s best practice to use it.</text:span><text:span text:style-name="T31"> </text:span><text:span text:style-name="Source_20_Text"><text:span text:style-name="T33">java.lang.Runnable</text:span></text:span><text:span text:style-name="T31"> w</text:span><text:span text:style-name="T30">ith single abstract method run() is a great example of functional interface.</text:span></text:p>
      <text:p text:style-name="P18"><text:span text:style-name="T30"/></text:p>
      <text:p text:style-name="P15">Lamda</text:p>
      <text:p text:style-name="P15"/>
      <text:p text:style-name="P15">There are no runtime benefits of using lambda expressions, so I will use it cautiously because I don’t mind writing few extra lines of code.</text:p>
      <text:p text:style-name="P15"/>
      <text:p text:style-name="P15">Runnable r = new Runnable(){ </text:p>
      <text:p text:style-name="P15">@Override public void run() { </text:p>
      <text:p text:style-name="P15"><text:tab/>System.out.println("My Runnable"); </text:p>
      <text:p text:style-name="P15">}</text:p>
      <text:p text:style-name="P15">};</text:p>
      <text:p text:style-name="P15"/>
      <text:p text:style-name="P18"><text:span text:style-name="T34">to </text:span></text:p>
      <text:p text:style-name="P18"><text:span text:style-name="T34"/></text:p>
      <text:p text:style-name="P15">Runnable r1 = () → {</text:p>
      <text:p text:style-name="P15"><text:tab/>System.out.println(“My Runnable”);</text:p>
      <text:p text:style-name="P15">}</text:p>
      <text:p text:style-name="P15"/>
      <text:p text:style-name="P15">Interface1 i1 = (s) -&gt; System.out.println(s); i1.method1("abc");</text:p>
      <text:p text:style-name="P18"><text:span text:style-name="T34"/></text:p>
      <text:p text:style-name="P15">4 Java Stream API</text:p>
      <text:p text:style-name="P18"><text:span text:style-name="T31">A new </text:span><text:span text:style-name="Source_20_Text"><text:span text:style-name="T33">java.util.stream</text:span></text:span><text:span text:style-name="T31"> has been added in Java 8 to perform filter/map/reduce like operations with the collection. </text:span></text:p>
      <text:p text:style-name="P18"><text:span text:style-name="T7"/></text:p>
      <text:p text:style-name="P18"><text:span text:style-name="T30">Collection interface has been extended with </text:span><text:span text:style-name="Emphasis"><text:span text:style-name="T30">stream()</text:span></text:span><text:span text:style-name="T30"> and </text:span><text:span text:style-name="Emphasis"><text:span text:style-name="T30">parallelStream()</text:span></text:span><text:span text:style-name="T30"> default methods to get the Stream for sequential and parallel execution.</text:span></text:p>
      <text:p text:style-name="P18"><text:span text:style-name="T34"/></text:p>
      <text:p text:style-name="P18"><text:span text:style-name="T36">myList.stream().filter(p→p&gt;90).forEach(p→System</text:span><text:span text:style-name="T41">.out.println(p));</text:span></text:p>
      <text:p text:style-name="P18"><text:span text:style-name="T41"/></text:p>
      <text:p text:style-name="P15"><text:span text:style-name="T48"/></text:p>
      <text:p text:style-name="P15"><text:span text:style-name="T48">5 Collection API improvments</text:span></text:p>
      <text:p text:style-name="P18"><text:span text:style-name="T41"/></text:p>
      <text:p text:style-name="P4">We have already seen forEach() method and Stream API for collections. Some new methods added in Collection API are:</text:p>
      <text:list xml:id="list372920830" text:style-name="L1">
        <text:list-item>
          <text:p text:style-name="P6"><text:span text:style-name="Source_20_Text"><text:span text:style-name="T15">Iterator</text:span></text:span><text:span text:style-name="T15"> default method </text:span><text:span text:style-name="Source_20_Text"><text:span text:style-name="T15">forEachRemaining(Consumeraction)</text:span></text:span><text:span text:style-name="T15"> to perform the given action for each remaining element until all elements have been processed or the action throws an exception.</text:span></text:p>
        </text:list-item>
        <text:list-item>
          <text:p text:style-name="P9"><text:span text:style-name="Source_20_Text"><text:span text:style-name="T15">Collection</text:span></text:span><text:span text:style-name="T15"> default method </text:span><text:span text:style-name="Source_20_Text"><text:span text:style-name="T15">removeIf(Predicate filter)</text:span></text:span><text:span text:style-name="T15"> to remove all of the elements of this collection that satisfy the given predicate.</text:span></text:p>
        </text:list-item>
        <text:list-item>
          <text:p text:style-name="P9"><text:soft-page-break/><text:span text:style-name="Source_20_Text"><text:span text:style-name="T15">Collection</text:span></text:span><text:span text:style-name="T15"> </text:span><text:span text:style-name="Source_20_Text"><text:span text:style-name="T15">spliterator()</text:span></text:span><text:span text:style-name="T15"> method returning Spliterator instance that can be used to traverse elements sequentially or parallel.</text:span></text:p>
        </text:list-item>
        <text:list-item>
          <text:p text:style-name="P9"><text:span text:style-name="T15">Map </text:span><text:span text:style-name="Source_20_Text"><text:span text:style-name="T15">replaceAll()</text:span></text:span><text:span text:style-name="T15">, </text:span><text:span text:style-name="Source_20_Text"><text:span text:style-name="T15">compute()</text:span></text:span><text:span text:style-name="T15">, </text:span><text:span text:style-name="Source_20_Text"><text:span text:style-name="T15">merge()</text:span></text:span><text:span text:style-name="T15"> methods.</text:span></text:p>
        </text:list-item>
        <text:list-item>
          <text:p text:style-name="P10">Performance Improvement for HashMap class with Key Collisions</text:p>
        </text:list-item>
      </text:list>
      <text:p text:style-name="P17">6 IO improvement</text:p>
      <text:p text:style-name="P7">Some IO improvements known to me are:</text:p>
      <text:list xml:id="list4220879390" text:style-name="L3">
        <text:list-item>
          <text:p text:style-name="P8"><text:span text:style-name="Source_20_Text"><text:span text:style-name="T15">Files.list(Path dir)</text:span></text:span><text:span text:style-name="T15"> that returns a lazily populated Stream, the elements of which are the entries in the directory.</text:span></text:p>
        </text:list-item>
        <text:list-item>
          <text:p text:style-name="P11"><text:span text:style-name="Source_20_Text"><text:span text:style-name="T15">Files.lines(Path path)</text:span></text:span><text:span text:style-name="T15"> that reads all lines from a file as a Stream.</text:span></text:p>
        </text:list-item>
        <text:list-item>
          <text:p text:style-name="P11"><text:span text:style-name="Source_20_Text"><text:span text:style-name="T15">Files.find()</text:span></text:span><text:span text:style-name="T15"> that returns a Stream that is lazily populated with Path by searching for files in a file tree rooted at a given starting file.</text:span></text:p>
        </text:list-item>
        <text:list-item>
          <text:p text:style-name="P11"><text:span text:style-name="Source_20_Text"><text:span text:style-name="T15">BufferedReader.lines()</text:span></text:span><text:span text:style-name="T15"> that return a Stream, the elements of which are lines read from this BufferedReader.</text:span></text:p>
        </text:list-item>
      </text:list>
      <text:p text:style-name="P12"><text:span text:style-name="T15">7 More on Some of the useful java 8 functional interfaces are </text:span><text:span text:style-name="Source_20_Text"><text:span text:style-name="T15">Consumer</text:span></text:span><text:span text:style-name="T15">, </text:span><text:span text:style-name="Source_20_Text"><text:span text:style-name="T15">Supplier</text:span></text:span><text:span text:style-name="T15">, </text:span><text:span text:style-name="Source_20_Text"><text:span text:style-name="T15">Function</text:span></text:span><text:span text:style-name="T15"> and </text:span><text:span text:style-name="Source_20_Text"><text:span text:style-name="T15">Predicate</text:span></text:span><text:span text:style-name="T15">.</text:span></text:p>
      <text:p text:style-name="P17"/>
      <text:p text:style-name="P12"><text:span text:style-name="T2"/></text:p>
      <text:p text:style-name="P20"><text:span text:style-name="T2">2. More on lambda</text:span></text:p>
      <text:p text:style-name="P20"><text:span text:style-name="T2"/></text:p>
      <text:p text:style-name="P13"><text:span text:style-name="T2"/></text:p>
      <text:p text:style-name="P13"><text:span text:style-name="T2">//Traditional approach</text:span></text:p>
      <text:p text:style-name="P13"><text:span text:style-name="T2">private static boolean isPrime(int number) {<text:tab/><text:tab/></text:span></text:p>
      <text:p text:style-name="P13"><text:span text:style-name="T2"><text:tab/>if(number &lt; 2) return false;</text:span></text:p>
      <text:p text:style-name="P13"><text:span text:style-name="T2"><text:tab/>for(int i=2; i&lt;number; i++){</text:span></text:p>
      <text:p text:style-name="P13"><text:span text:style-name="T2"><text:tab/><text:tab/>if(number % i == 0) return false;</text:span></text:p>
      <text:p text:style-name="P13"><text:span text:style-name="T2"><text:tab/>}</text:span></text:p>
      <text:p text:style-name="P13"><text:span text:style-name="T2"><text:tab/>return true;</text:span></text:p>
      <text:p text:style-name="P21"><text:span text:style-name="T2">}</text:span></text:p>
      <text:p text:style-name="P21"><text:span text:style-name="T2"/></text:p>
      <text:p text:style-name="P22"><text:span text:style-name="T2">can be written as,</text:span></text:p>
      <text:p text:style-name="P22"><text:span text:style-name="T2"/></text:p>
      <text:p text:style-name="P22"><text:span text:style-name="T2"/></text:p>
      <text:p text:style-name="P22"><text:span text:style-name="T2">//Declarative approach</text:span></text:p>
      <text:p text:style-name="P22"><text:span text:style-name="T2">private static boolean isPrime(int number) {<text:tab/><text:tab/></text:span></text:p>
      <text:p text:style-name="P22"><text:span text:style-name="T2"><text:tab/>return number &gt; 1</text:span></text:p>
      <text:p text:style-name="P22"><text:span text:style-name="T2"><text:tab/><text:tab/><text:tab/>&amp;&amp; IntStream.range(2, number).noneMatch(</text:span></text:p>
      <text:p text:style-name="P22"><text:span text:style-name="T2"><text:tab/><text:tab/><text:tab/><text:tab/><text:tab/>index -&gt; number % index == 0);</text:span></text:p>
      <text:p text:style-name="P22"><text:span text:style-name="T2">}</text:span></text:p>
      <text:p text:style-name="P22"><text:span text:style-name="T2"/></text:p>
      <text:p text:style-name="P23"><text:span text:style-name="T2">It can further be written as,</text:span></text:p>
      <text:p text:style-name="P23"><text:soft-page-break/><text:span text:style-name="T2"/></text:p>
      <text:p text:style-name="P23"><text:span text:style-name="T2">private static boolean isPrime(int number) {</text:span></text:p>
      <text:p text:style-name="P23"><text:span text:style-name="T2"><text:tab/>IntPredicate isDivisible = index -&gt; number % index == 0;</text:span></text:p>
      <text:p text:style-name="P23"><text:span text:style-name="T2"><text:tab/></text:span></text:p>
      <text:p text:style-name="P23"><text:span text:style-name="T2"><text:tab/>return number &gt; 1</text:span></text:p>
      <text:p text:style-name="P23"><text:span text:style-name="T2"><text:tab/><text:tab/><text:tab/>&amp;&amp; IntStream.range(2, number).noneMatch(</text:span></text:p>
      <text:p text:style-name="P23"><text:span text:style-name="T2"><text:tab/><text:tab/><text:tab/><text:tab/><text:tab/>isDivisible);</text:span></text:p>
      <text:p text:style-name="P23"><text:span text:style-name="T2">}</text:span></text:p>
      <text:p text:style-name="P23"><text:span text:style-name="T2"/></text:p>
      <text:p text:style-name="P24"><text:span text:style-name="T2">More lambda examples,</text:span></text:p>
      <text:p text:style-name="P24"><text:span text:style-name="T2"/></text:p>
      <text:p text:style-name="P24"><text:span text:style-name="T2"/></text:p>
      <text:p text:style-name="P24"><text:span text:style-name="T2">() -&gt; {} <text:s text:c="20"/>// No parameters; void result</text:span></text:p>
      <text:p text:style-name="P24"><text:span text:style-name="T2"/></text:p>
      <text:p text:style-name="P24"><text:span text:style-name="T2">() -&gt; 42 <text:s text:c="20"/>// No parameters, expression body</text:span></text:p>
      <text:p text:style-name="P24"><text:span text:style-name="T2">() -&gt; null <text:s text:c="18"/>// No parameters, expression body</text:span></text:p>
      <text:p text:style-name="P24"><text:span text:style-name="T2">() -&gt; { return 42; } <text:s text:c="8"/>// No parameters, block body with return</text:span></text:p>
      <text:p text:style-name="P24"><text:span text:style-name="T2">() -&gt; { System.gc(); } <text:s text:c="6"/>// No parameters, void block body</text:span></text:p>
      <text:p text:style-name="P24"><text:span text:style-name="T2"/></text:p>
      <text:p text:style-name="P24"><text:span text:style-name="T2">// Complex block body with multiple returns</text:span></text:p>
      <text:p text:style-name="P24"><text:span text:style-name="T2">() -&gt; {</text:span></text:p>
      <text:p text:style-name="P24"><text:span text:style-name="T2"><text:s text:c="2"/>if (true) return 10;</text:span></text:p>
      <text:p text:style-name="P24"><text:span text:style-name="T2"><text:s text:c="2"/>else {</text:span></text:p>
      <text:p text:style-name="P24"><text:span text:style-name="T2"><text:s text:c="4"/>int result = 15;</text:span></text:p>
      <text:p text:style-name="P24"><text:span text:style-name="T2"><text:s text:c="4"/>for (int i = 1; i &lt; 10; i++)</text:span></text:p>
      <text:p text:style-name="P24"><text:span text:style-name="T2"><text:s text:c="6"/>result *= i;</text:span></text:p>
      <text:p text:style-name="P24"><text:span text:style-name="T2"><text:s text:c="4"/>return result;</text:span></text:p>
      <text:p text:style-name="P24"><text:span text:style-name="T2"><text:s text:c="2"/>}</text:span></text:p>
      <text:p text:style-name="P24"><text:span text:style-name="T2">} <text:s text:c="25"/></text:span></text:p>
      <text:p text:style-name="P24"><text:span text:style-name="T2"/></text:p>
      <text:p text:style-name="P24"><text:span text:style-name="T2">(int x) -&gt; x+1 <text:s text:c="12"/>// Single declared-type argument</text:span></text:p>
      <text:p text:style-name="P24"><text:span text:style-name="T2">(int x) -&gt; { return x+1; } // same as above</text:span></text:p>
      <text:p text:style-name="P24"><text:span text:style-name="T2">(x) -&gt; x+1 <text:s text:c="16"/>// Single inferred-type argument, same as below</text:span></text:p>
      <text:p text:style-name="P24"><text:span text:style-name="T2">x -&gt; x+1 <text:s text:c="18"/>// Parenthesis optional for single inferred-type case</text:span></text:p>
      <text:p text:style-name="P24"><text:span text:style-name="T2"/></text:p>
      <text:p text:style-name="P24"><text:span text:style-name="T2">(String s) -&gt; s.length() <text:s text:c="2"/>// Single declared-type argument</text:span></text:p>
      <text:p text:style-name="P24"><text:span text:style-name="T2">(Thread t) -&gt; { t.start(); } // Single declared-type argument</text:span></text:p>
      <text:p text:style-name="P24"><text:span text:style-name="T2">s -&gt; s.length() <text:s text:c="13"/>// Single inferred-type argument</text:span></text:p>
      <text:p text:style-name="P24"><text:span text:style-name="T2">t -&gt; { t.start(); } <text:s text:c="9"/>// Single inferred-type argument</text:span></text:p>
      <text:p text:style-name="P24"><text:span text:style-name="T2"/></text:p>
      <text:p text:style-name="P24"><text:span text:style-name="T2">(int x, int y) -&gt; x+y <text:s text:c="5"/>// Multiple declared-type parameters</text:span></text:p>
      <text:p text:style-name="P24"><text:span text:style-name="T2">(x,y) -&gt; x+y <text:s text:c="14"/>// Multiple inferred-type parameters</text:span></text:p>
      <text:p text:style-name="P24"><text:span text:style-name="T2">(x, final y) -&gt; x+y <text:s text:c="7"/>// Illegal: can't modify inferred-type parameters</text:span></text:p>
      <text:p text:style-name="P24"><text:span text:style-name="T2">(x, int y) -&gt; x+y <text:s text:c="9"/>// Illegal: can't mix inferred and declared types</text:span></text:p>
      <text:p text:style-name="P24"><text:span text:style-name="T2"/></text:p>
      <text:p text:style-name="P5"><text:span text:style-name="T50">Examples of method and constructor references:</text:span></text:p>
      <text:p text:style-name="P2"/>
      <text:p text:style-name="P1"><text:span text:style-name="Source_20_Text"><text:span text:style-name="T11">System::getProperty</text:span></text:span></text:p>
      <text:p text:style-name="P1"><text:soft-page-break/><text:span text:style-name="Source_20_Text"><text:span text:style-name="T11">System.out::println</text:span></text:span></text:p>
      <text:p text:style-name="P1"><text:span text:style-name="Source_20_Text"><text:span text:style-name="T28">"abc"</text:span></text:span><text:span text:style-name="Source_20_Text"><text:span text:style-name="T11">::length</text:span></text:span></text:p>
      <text:p text:style-name="P1"><text:span text:style-name="Source_20_Text"><text:span text:style-name="T11">ArrayList::</text:span></text:span><text:span text:style-name="Source_20_Text"><text:span text:style-name="T22">new</text:span></text:span></text:p>
      <text:p text:style-name="P3"><text:span text:style-name="Source_20_Text"><text:span text:style-name="T22">int</text:span></text:span><text:span text:style-name="Source_20_Text"><text:span text:style-name="T11">[]::</text:span></text:span><text:span text:style-name="Source_20_Text"><text:span text:style-name="T22">new</text:span></text:span></text:p>
      <text:p text:style-name="P2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Monospace1" svg:font-family="Monospace"/>
    <style:font-face style:name="Raleway" svg:font-family="Raleway, sans-serif"/>
    <style:font-face style:name="monospace" svg:font-family="monospace, serif"/>
    <style:font-face style:name="DejaVu Sans Mono1" svg:font-family="'DejaVu Sans Mono'" style:font-family-generic="modern" style:font-pitch="fixed"/>
    <style:font-face style:name="Liberation Mono1" svg:font-family="'Liberation Mono'" style:font-family-generic="modern" style:font-pitch="fixed"/>
    <style:font-face style:name="Calibri" svg:font-family="Calibri"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Mono" svg:font-family="'DejaVu Sans Mono'" style:font-family-generic="system"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roman" style:font-pitch="variable" style:font-name-asian="DejaVu Sans Mono" style:font-family-asian="'DejaVu Sans Mono'" style:font-family-generic-asian="system" style:font-pitch-asian="variable" style:font-name-complex="Liberation Mono2" style:font-family-complex="'Liberation Mon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0T22:15:31.673921514</meta:creation-date>
    <meta:generator>LibreOffice/6.0.3.2$Linux_X86_64 LibreOffice_project/00m0$Build-2</meta:generator>
    <dc:date>2018-11-10T22:28:42.046052798</dc:date>
    <meta:editing-duration>PT12M59S</meta:editing-duration>
    <meta:editing-cycles>26</meta:editing-cycles>
    <meta:document-statistic meta:table-count="0" meta:image-count="0" meta:object-count="0" meta:page-count="5" meta:paragraph-count="129" meta:word-count="919" meta:character-count="6291" meta:non-whitespace-character-count="5167"/>
  </office:meta>
</office:document-meta>
</file>